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400000087CAF9B430B3B7BF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008000" draw:textarea-horizontal-align="justify" draw:textarea-vertical-align="middle" draw:auto-grow-height="false" fo:min-height="10.172cm" fo:min-width="19.763cm"/>
      <style:paragraph-properties style:writing-mode="lr-tb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8.525cm" fo:min-width="15.424cm"/>
      <style:paragraph-properties style:writing-mode="lr-tb"/>
    </style:style>
    <style:style style:name="gr3" style:family="graphic" style:parent-style-name="standard">
      <style:graphic-properties svg:stroke-opacity="100%" draw:fill-color="#c9211e" draw:textarea-horizontal-align="justify" draw:textarea-vertical-align="middle" draw:auto-grow-height="false" fo:min-height="6.593cm" fo:min-width="9.58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38cm" fo:min-width="8.76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87cm" fo:min-width="8.761cm"/>
      <style:paragraph-properties style:writing-mode="lr-tb"/>
    </style:style>
    <style:style style:name="gr6" style:family="graphic" style:parent-style-name="standard">
      <style:graphic-properties svg:stroke-opacity="100%" draw:fill-color="#c9211e" draw:textarea-horizontal-align="justify" draw:textarea-vertical-align="middle" draw:auto-grow-height="false" fo:min-height="6.593cm" fo:min-width="1.873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01cm" fo:min-width="3.9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8000"/>
      <style:paragraph-properties fo:text-align="center" style:writing-mode="lr-tb"/>
    </style:style>
    <style:style style:name="P3" style:family="paragraph">
      <loext:graphic-properties draw:fill-color="#3465a4"/>
      <style:paragraph-properties fo:text-align="center" style:writing-mode="lr-tb"/>
    </style:style>
    <style:style style:name="P4" style:family="paragraph">
      <loext:graphic-properties draw:fill-color="#c9211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.263cm" svg:height="10.422cm" svg:x="8.26cm" svg:y="4.61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924cm" svg:height="8.775cm" svg:x="12.068cm" svg:y="4.93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082cm" svg:height="6.843cm" svg:x="17.499cm" svg:y="5.48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nodej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61cm" svg:height="1.688cm" svg:x="17.864cm" svg:y="5.941cm">
          <text:p text:style-name="P1">virtualavr.j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261cm" svg:height="2.737cm" svg:x="17.818cm" svg:y="8.449cm">
          <text:p text:style-name="P1">avr8j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373cm" svg:height="6.843cm" svg:x="14.807cm" svg:y="5.48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ocat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115cm" svg:height="1.493cm" draw:transform="rotate (-1.5707963267949) translate (13.954cm 5.198cm)">
          <draw:image xlink:href="Pictures/100000010000017400000087CAF9B430B3B7BF9F.png" xlink:type="simple" xlink:show="embed" xlink:actuate="onLoad" draw:mime-type="image/png">
            <text:p/>
          </draw:image>
        </draw:frame>
        <draw:frame draw:style-name="gr7" draw:text-style-name="P5" draw:layer="layout" svg:width="4.115cm" svg:height="1.493cm" draw:transform="rotate (-1.5707963267949) translate (10.568cm 5.167cm)">
          <draw:image xlink:href="Pictures/100000010000017400000087CAF9B430B3B7BF9F.png" xlink:type="simple" xlink:show="embed" xlink:actuate="onLoad" draw:mime-type="image/png">
            <text:p/>
          </draw:image>
        </draw:frame>
        <draw:line draw:style-name="gr8" draw:text-style-name="P5" draw:layer="layout" svg:x1="13.74cm" svg:y1="6.389cm" svg:x2="15.931cm" svg:y2="6.35cm">
          <text:p/>
        </draw:line>
        <draw:line draw:style-name="gr8" draw:text-style-name="P5" draw:layer="layout" svg:x1="16.098cm" svg:y1="6.35cm" svg:x2="18.758cm" svg:y2="6.356cm">
          <text:p/>
        </draw:line>
        <draw:line draw:style-name="gr8" draw:text-style-name="P5" draw:layer="layout" svg:x1="18.488cm" svg:y1="6.969cm" svg:x2="16.014cm" svg:y2="7.046cm">
          <text:p/>
        </draw:line>
        <draw:line draw:style-name="gr8" draw:text-style-name="P5" draw:layer="layout" svg:x1="15.903cm" svg:y1="7.046cm" svg:x2="13.742cm" svg:y2="7.034cm">
          <text:p/>
        </draw:line>
        <draw:line draw:style-name="gr8" draw:text-style-name="P5" draw:layer="layout" svg:x1="10.643cm" svg:y1="6.422cm" svg:x2="12.617cm" svg:y2="6.405cm">
          <text:p/>
        </draw:line>
        <draw:line draw:style-name="gr8" draw:text-style-name="P5" draw:layer="layout" svg:x1="12.323cm" svg:y1="7.067cm" svg:x2="10.389cm" svg:y2="7.13cm">
          <text:p/>
        </draw:line>
        <draw:custom-shape draw:style-name="gr9" draw:text-style-name="P7" draw:layer="layout" svg:width="5.043cm" svg:height="2.701cm" draw:transform="rotate (-1.5707963267949) translate (23.867cm 1cm)">
          <text:p text:style-name="P6">Websock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4T15:10:30.398436154</meta:creation-date>
    <dc:date>2022-07-14T17:41:26.619682118</dc:date>
    <meta:editing-duration>PT2H19M7S</meta:editing-duration>
    <meta:editing-cycles>4</meta:editing-cycles>
    <meta:generator>LibreOffice/7.3.4.2$Linux_X86_64 LibreOffice_project/30$Build-2</meta:generator>
    <meta:document-statistic meta:object-count="15"/>
  </office:meta>
</office:document-meta>
</file>